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fe835" officeooo:paragraph-rsid="001fe835"/>
    </style:style>
    <style:style style:name="P2" style:family="paragraph" style:parent-style-name="Standard">
      <style:text-properties officeooo:rsid="001fe835" officeooo:paragraph-rsid="00204517"/>
    </style:style>
    <style:style style:name="P3" style:family="paragraph" style:parent-style-name="Standard">
      <style:text-properties officeooo:rsid="001fe835" officeooo:paragraph-rsid="0021e614"/>
    </style:style>
    <style:style style:name="P4" style:family="paragraph" style:parent-style-name="Standard">
      <style:text-properties officeooo:rsid="00212f8a" officeooo:paragraph-rsid="0021e614"/>
    </style:style>
    <style:style style:name="P5" style:family="paragraph" style:parent-style-name="Standard">
      <style:text-properties officeooo:paragraph-rsid="00212f8a"/>
    </style:style>
    <style:style style:name="P6" style:family="paragraph" style:parent-style-name="Standard">
      <style:text-properties officeooo:rsid="0021e614" officeooo:paragraph-rsid="0021e614"/>
    </style:style>
    <style:style style:name="P7" style:family="paragraph" style:parent-style-name="Standard">
      <style:text-properties officeooo:rsid="0022d901" officeooo:paragraph-rsid="0022d901"/>
    </style:style>
    <style:style style:name="P8" style:family="paragraph" style:parent-style-name="Standard">
      <style:text-properties officeooo:rsid="002318db" officeooo:paragraph-rsid="002318db"/>
    </style:style>
    <style:style style:name="P9" style:family="paragraph" style:parent-style-name="Standard">
      <style:text-properties officeooo:rsid="0023b9b3" officeooo:paragraph-rsid="0023b9b3"/>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204517" style:font-weight-asian="normal" style:font-weight-complex="normal"/>
    </style:style>
    <style:style style:name="T3" style:family="text">
      <style:text-properties style:text-underline-style="none" fo:font-weight="normal" officeooo:rsid="00212f8a" style:font-weight-asian="normal" style:font-weight-complex="normal"/>
    </style:style>
    <style:style style:name="T4" style:family="text">
      <style:text-properties style:text-underline-style="none" fo:font-weight="normal" officeooo:rsid="0021e614" style:font-weight-asian="normal" style:font-weight-complex="normal"/>
    </style:style>
    <style:style style:name="T5" style:family="text">
      <style:text-properties style:text-underline-style="none" fo:font-weight="normal" officeooo:rsid="0022d901" style:font-weight-asian="normal" style:font-weight-complex="normal"/>
    </style:style>
    <style:style style:name="T6" style:family="text">
      <style:text-properties officeooo:rsid="0021e61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4">Ferrocen besteht <text:span text:style-name="T6">aus </text:span>zwei <text:span text:style-name="T6">Cyclopentadienyl-ringen</text:span><text:span text:style-name="T4"> und</text:span><text:span text:style-name="T1"> einem Eisenkern </text:span><text:span text:style-name="T4">dazwischen. Dieser Eisenkern gibt seine 2 delokalisierten 4s-Elektronen an die beiden Ringe ab und ist somit ein Fe2+. Zusätzlich zu den von Eisen abgegebenen Elektronen hat jeder Ring 5 freie Valenzelektronen</text:span></text:p>
      <text:p text:style-name="P6"><text:span text:style-name="T1">Aus diesen Überlegungen wurde folgendes weiter vereinfachtes Modell entwickelt: </text:span></text:p>
      <text:p text:style-name="P6"><text:span text:style-name="T1">Oberhalb und unterhalb des Eisenkerns befinden sich im Abstand R Punktladungen mit 6-facher Elementarladung. Das Fe2+ ist unsere lokale Sonde und erzeugt in diesem Modell kein elektrisches Feld.</text:span></text:p>
      <text:p text:style-name="P3"><text:span text:style-name="T4">Somit folgt für das Feld im Modell</text:span><text:span text:style-name="T1">:</text:span></text:p>
      <text:p text:style-name="P3"/>
      <text:p text:style-name="P3"><text:span text:style-name="T1"/></text:p>
      <text:p text:style-name="P3"><text:span text:style-name="T4">Das Eisen hat</text:span><text:span text:style-name="T1"> </text:span><text:span text:style-name="T4">nun</text:span><text:span text:style-name="T1"> </text:span><text:span text:style-name="T4">aber die</text:span><text:span text:style-name="T3"> </text:span><text:span text:style-name="T1">2fache </text:span><text:span text:style-name="T3">p</text:span><text:span text:style-name="T1">ositive Elementarladung. </text:span><text:span text:style-name="T4">Er „spürt“ das elektrische Feld doppelt so stark.</text:span><text:span text:style-name="T2"> </text:span><text:span text:style-name="T5">D</text:span><text:span text:style-name="T2">as </text:span><text:span text:style-name="T3">Elektrische Feld </text:span><text:span text:style-name="T5">ist somit </text:span><text:span text:style-name="T3">um den Faktor 2 nachzuskalieren.</text:span></text:p>
      <text:p text:style-name="P1"><text:span text:style-name="T1"/></text:p>
      <text:p text:style-name="P2"><text:span text:style-name="T1">Für das Elektrische Feld folgt hiermit:</text:span></text:p>
      <text:p text:style-name="P2"/>
      <text:p text:style-name="P7"><text:span text:style-name="T1">Damit lässt sich die Komponente Vzz des Elektrischen Feldtensors berechnen</text:span></text:p>
      <text:p text:style-name="P7"><text:span text:style-name="T1">Vzz =</text:span></text:p>
      <text:p text:style-name="P1"><text:span text:style-name="T3"/></text:p>
      <text:p text:style-name="P8">Formelwust</text:p>
      <text:p text:style-name="P8"/>
      <text:p text:style-name="P8">R = (168,23+-0,18)pm <text:s text:c="2"/>Literatur R=166pm</text:p>
      <text:p text:style-name="P8"/>
      <text:p text:style-name="P9">Trotz des stark vereinfachten Modells ergibt sich ein Wert, der erstaunlich nahe am Literaturwert liegt. Die Unsicherheit des Wertes ist auch sehr klein, jedoch wurde diese lediglich aus der Fitunsicherheit abgeleitet. Viele Abweichungen, die durch das vereinfachte Modell entstehen wurden hier nicht berücksichtigt. Eine weitere mögliche Verbesserung des Modells wäre ein Skalierungsfaktor, der die Abschirmung des Kerns durch die eigenen Elektronen beschreib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14:30:05.085000000</meta:creation-date>
    <dc:date>2016-12-01T16:44:01.157000000</dc:date>
    <meta:editing-duration>PT10M23S</meta:editing-duration>
    <meta:editing-cycles>1</meta:editing-cycles>
    <meta:document-statistic meta:table-count="0" meta:image-count="0" meta:object-count="0" meta:page-count="1" meta:paragraph-count="11" meta:word-count="196" meta:character-count="1391" meta:non-whitespace-character-count="1203"/>
    <meta:generator>LibreOffice/4.3.4.1$Windows_x86 LibreOffice_project/bc356b2f991740509f321d70e4512a6a54c5f243</meta:generator>
  </office:meta>
</office:document-meta>
</file>